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URI.MutableURI( String scheme , String userInfo , String host , int port , String path , String query , String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tableURI.encode( String url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Parameters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MutableURI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URI.setSchemeSpecificPart( String schemeSpecific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Mutabl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tableURI.addParameter( String name , String value , boolean encod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tableURI.getQuery( URIContext uri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QueryParameters.removeParameter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tableURI.ge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ameters.add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ameters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URI.ge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setQuery( String que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tableURI.getDefaul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ameters.Query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tableURI.setFragment( String frag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URI.addValue( String name , String value , boolean enco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URI.getParameter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URI.setUserInfo( String user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URI.setURI(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utableURI.getSchemeSpecific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ameters.equals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tableURI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URI.ge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URI.encod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equals( Object object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53">
            <text:p text:style-name="Table_20_Contents">5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utableURI.remove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.equals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URI.set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tableURI.setOpaque( String scheme , String schemeSpecific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Parameters.get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tableURI.MutableURI( String uriString , boolean encod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utableURI.setURI( String uriString , boolean encod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utableURI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getURIString( URIContext uri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QueryParameters.getParameter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tableURI.MutableURI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tableURI.setScheme( String 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URI.encodeURI( String original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58">
            <text:p text:style-name="Table_20_Contents">58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MutableURI.indexFirstOf( String s , String delims , int offse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utableURI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appendEnsureSeparator( InternalStringBuilder buf , String 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tableURI.addParameters( Map newParams , boolean encod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MutableURI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setPort( in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URI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setHost( String ho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utableURI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get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URI.isOpaq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ameters.has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